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BC00000261E983778B10AA2D25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798cm" fo:min-width="9.787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7.042cm" svg:x="1cm" svg:y="5.448cm">
          <draw:image xlink:href="Pictures/10000000000002BC00000261E983778B10AA2D25.jpg" xlink:type="simple" xlink:show="embed" xlink:actuate="onLoad">
            <text:p/>
          </draw:image>
        </draw:frame>
        <draw:custom-shape draw:style-name="gr2" draw:text-style-name="P2" draw:layer="layout" svg:width="10.287cm" svg:height="3.048cm" svg:x="3.794cm" svg:y="14.3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05T14:53:15.257408866</dc:date>
    <dc:creator>Jason Bane</dc:creator>
    <meta:editing-duration>PT7M54S</meta:editing-duration>
    <meta:editing-cycles>1</meta:editing-cycles>
    <meta:document-statistic meta:object-count="2"/>
    <meta:generator>LibreOffice/5.3.6.1$Linux_X86_64 LibreOffice_project/30$Build-1</meta:generator>
  </office:meta>
</office:document-meta>
</file>